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paragraph-properties fo:margin-top="0cm" fo:margin-bottom="0cm"/>
    </style:style>
    <style:style style:name="P3" style:family="paragraph" style:parent-style-name="List_20_Contents">
      <style:paragraph-properties fo:margin-top="0cm" fo:margin-bottom="0.499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top"/></text:p>
      <text:section text:style-name="Sect1" text:name="wrap">
        <text:section text:style-name="Sect1" text:name="page-header">
          <text:h text:style-name="Heading_20_1" text:outline-level="1">Timelab miniCNC</text:h>
          <text:p text:style-name="Text_20_body">development board<text:line-break/><text:a xlink:type="simple" xlink:href="http://localhost/minicnc/">http://localhost/minicnc/</text:a></text:p>
          <text:h text:style-name="Heading_20_2" text:outline-level="2">reprap protocol</text:h>
          <text:p text:style-name="Text_20_body"><text:a xlink:type="simple" xlink:href="http://localhost/minicnc/viewtopic.php?f=101&amp;t=61">http://localhost/minicnc/viewtopic.php?f=101&amp;t=61</text:a></text:p>
        </text:section>
        <text:section text:style-name="Sect1" text:name="page-body">
          <text:p text:style-name="P1">Page <text:span text:style-name="Strong_20_Emphasis">1</text:span> of <text:span text:style-name="Strong_20_Emphasis">1</text:span></text:p>
          <text:h text:style-name="Heading_20_3" text:outline-level="3">reprap protocol</text:h>
          <text:p text:style-name="P2">Posted: <text:span text:style-name="Strong_20_Emphasis">13 Mar 2012, 00:15</text:span></text:p>
          <text:p text:style-name="P2">by <text:span text:style-name="Strong_20_Emphasis">geoffrey</text:span></text:p>
          <text:p text:style-name="Text_20_body">I'm currently running the SimpleWrite java-testcode and I got serial comms with Arduino working.<text:line-break/><text:line-break/>The program allows for sending single/array string data to Arduino, after each string line I send an extra '\n' char which is being acknowledged by Arduino by blinking the onboard led on pin 13. Next: find the exact way how reprap/makerbot/... makes handshakes during communication.<text:line-break/><text:line-break/>JAVA code:</text:p>
          <text:p text:style-name="P3"><text:span text:style-name="Source_20_Text">package test;<text:line-break/><text:line-break/><text:line-break/>import java.io.*;<text:line-break/>import java.util.*;<text:line-break/>import gnu.io.*;<text:line-break/><text:line-break/>import java.io.PrintStream;<text:line-break/>import java.io.OutputStream;<text:line-break/>import java.io.InputStream;<text:line-break/><text:line-break/>import be.kahosl.ikdoeict.TextFile;<text:line-break/><text:line-break/><text:line-break/><text:line-break/><text:line-break/><text:line-break/>/**<text:line-break/> * Class declaration<text:line-break/> *<text:line-break/> *<text:line-break/> * @author<text:line-break/> * @version 1.10, 08/04/00<text:line-break/> */<text:line-break/>public class SimpleWrite {<text:line-break/>    static Enumeration         portList;<text:line-break/>    static CommPortIdentifier portId;<text:line-break/>    static String         messageString = "G01 X1 Y0 Z0 \n";<text:line-break/></text:span><text:soft-page-break/><text:span text:style-name="Source_20_Text">    static String[]           messagesStrings = null;<text:line-break/>    static SerialPort         serialPort;<text:line-break/>    static OutputStream       outputStream;<text:line-break/>    static boolean         outputBufferEmptyFlag = false;<text:line-break/>    <text:line-break/>    <text:line-break/>    private InputStream serialInStream = null;<text:line-break/>    private PrintStream serialOutStream = null;<text:line-break/>    private SerialPort port;<text:line-break/>    private long lineNumber = 0;<text:line-break/>    private int head, tail;<text:line-break/>    private static final int buflen = 10; // No too long, or pause doesn't work well<text:line-break/>    private String[] ringBuffer;<text:line-break/>    private long[] ringLines;<text:line-break/>        <text:line-break/>        <text:line-break/>    <text:line-break/>    /**<text:line-break/>     * MAIN<text:line-break/>     */<text:line-break/>    public static void main(String[] args) {<text:line-break/>   SimpleWrite sw = new SimpleWrite();<text:line-break/>        <text:line-break/>        //open file<text:line-break/>        sw.openFile();<text:line-break/>        <text:line-break/>        //open port<text:line-break/>        sw.openConnection();<text:line-break/>        <text:line-break/>        //send a single string<text:line-break/>        sw.sendData(messageString);<text:line-break/>        <text:line-break/>        //send an array of string<text:line-break/>        sw.sendData(messagesStrings);<text:line-break/>        <text:line-break/>        //close connection<text:line-break/>        sw.closeConnection();<text:line-break/>    } <text:line-break/>    <text:line-break/>    <text:line-break/>    <text:line-break/>    <text:line-break/>    /**<text:line-break/>     * Sends array string data over serial bus<text:line-break/>     */<text:line-break/>    private void sendData(String[] message) {<text:line-break/>        for(int i=0; i&lt;message.length; i++) {<text:line-break/>            System.out.println("Writing " + i + "/" + message.length + "\"" + message[i] + "\" to " + serialPort.getName());<text:line-break/>            try {<text:line-break/>                outputStream.write(message[i].getBytes());<text:line-break/></text:span><text:soft-page-break/><text:span text:style-name="Source_20_Text">                char c = '\n';<text:line-break/>                outputStream.write(c);<text:line-break/>            } catch (IOException e) {}<text:line-break/>            <text:line-break/>            try {<text:line-break/>                Thread.sleep(200);  // Be sure data is xferred before closing<text:line-break/>            } catch (Exception e) {}<text:line-break/>        }<text:line-break/>    }<text:line-break/>    <text:line-break/>    <text:line-break/>    <text:line-break/>    <text:line-break/>    /**<text:line-break/>     * Sends single string data over serial bus<text:line-break/>     */<text:line-break/>    private void sendData(String message) {<text:line-break/>        System.out.println("Writing \"" + message + "\" to " + serialPort.getName());<text:line-break/><text:line-break/>        try {<text:line-break/>            outputStream.write(message.getBytes());<text:line-break/>        } catch (IOException e) {}<text:line-break/><text:line-break/>        try {<text:line-break/>           Thread.sleep(2000);  // Be sure data is xferred before closing<text:line-break/>        } catch (Exception e) {}<text:line-break/>        <text:line-break/>    }<text:line-break/>    <text:line-break/>    <text:line-break/>    <text:line-break/>    <text:line-break/>    <text:line-break/>    /**<text:line-break/>     * opens a txt file and set its content for streaming<text:line-break/>     */<text:line-break/>    private void openFile() {<text:line-break/>        String s = "A.txt";<text:line-break/>        <text:line-break/>        try {<text:line-break/>            messagesStrings = TextFile.readLines(s);<text:line-break/>        } catch(Exception e) {}<text:line-break/><text:line-break/>        for(int i=0; i&lt;messagesStrings.length; i++) {<text:line-break/>            System.out.println("added line " + i + ": " + messagesStrings[i]);<text:line-break/>        }<text:line-break/>        <text:line-break/>    }<text:line-break/>    <text:line-break/></text:span><text:soft-page-break/><text:span text:style-name="Source_20_Text">    <text:line-break/>    <text:line-break/>    <text:line-break/>    <text:line-break/>    /**<text:line-break/>     * open a serial conection<text:line-break/>     */<text:line-break/>    private void openConnection() {<text:line-break/>        boolean portFound = false;<text:line-break/>   String  defaultPort = "COM6";<text:line-break/><text:line-break/>        System.out.println("Scanning for serial ports, this may take a while...");<text:line-break/>   portList = CommPortIdentifier.getPortIdentifiers();<text:line-break/><text:line-break/>   while (portList.hasMoreElements()) {<text:line-break/>       portId = (CommPortIdentifier) portList.nextElement();<text:line-break/>       System.out.println(CommPortIdentifier.PORT_SERIAL);<text:line-break/>       System.out.println(portId.getPortType());<text:line-break/>       System.out.println(portId.getName());<text:line-break/>       if (portId.getPortType() == CommPortIdentifier.PORT_SERIAL) {<text:line-break/><text:line-break/>      if (portId.getName().equals(defaultPort)) {<text:line-break/>          System.out.println("Found port " + defaultPort);<text:line-break/><text:line-break/>          portFound = true;<text:line-break/><text:line-break/>          try {<text:line-break/>         serialPort = <text:line-break/>             (SerialPort) portId.open("SimpleWrite", 2000);<text:line-break/>                        System.out.println("port socket created");<text:line-break/>          } catch (PortInUseException e) {<text:line-break/>         System.out.println("Port in use.");<text:line-break/><text:line-break/>         continue;<text:line-break/>          } <text:line-break/><text:line-break/>          try {<text:line-break/>         outputStream = serialPort.getOutputStream();<text:line-break/>          } catch (IOException e) {}<text:line-break/><text:line-break/>          try {<text:line-break/>         serialPort.setSerialPortParams(9600, <text:line-break/>                         SerialPort.DATABITS_8, <text:line-break/>                         SerialPort.STOPBITS_1, <text:line-break/>                         SerialPort.PARITY_NONE);<text:line-break/>                        System.out.println("port params set");<text:line-break/>          } catch (UnsupportedCommOperationException e) {}<text:line-break/>   <text:line-break/><text:line-break/>          try {<text:line-break/></text:span><text:soft-page-break/><text:span text:style-name="Source_20_Text">             serialPort.notifyOnOutputEmpty(true);<text:line-break/>          } catch (Exception e) {<text:line-break/>         System.out.println("Error setting event notification");<text:line-break/>         System.out.println(e.toString());<text:line-break/>         System.exit(-1);<text:line-break/>          }                <text:line-break/>                    <text:line-break/>                    //DonÔÇÖt forget to set its flow control<text:line-break/>                    try {<text:line-break/>                            serialPort.setFlowControlMode(SerialPort.FLOWCONTROL_NONE);<text:line-break/>                    } catch (Exception e) {<text:line-break/>                            // Um, Linux USB ports don't do this. What can I do about it?<text:line-break/>                    }<text:line-break/>      } <text:line-break/>       } <text:line-break/>   } <text:line-break/><text:line-break/>   if (!portFound) {<text:line-break/>       System.out.println("port " + defaultPort + " not found.");<text:line-break/>   } <text:line-break/>    }<text:line-break/>    <text:line-break/>    <text:line-break/>    <text:line-break/>    <text:line-break/>    <text:line-break/>    /**<text:line-break/>     * closes to existing serial connection<text:line-break/>     */<text:line-break/>    private void closeConnection() {<text:line-break/>        serialPort.close();<text:line-break/>        System.exit(1);<text:line-break/>    }<text:line-break/>}//end class</text:span></text:p>
          <text:p text:style-name="Text_20_body"><text:line-break/>*note: you'll need the TextFile.jar library added to your project in order to read in A.txt (a textfile with all Gcode for making the letter A)<text:line-break/><text:line-break/>Arduino code:</text:p>
          <text:p text:style-name="P3"><text:span text:style-name="Source_20_Text">/*<text:line-break/>  Serial Event example<text:line-break/> <text:line-break/> When new serial data arrives, this sketch adds it to a String.<text:line-break/> When a newline is received, the loop prints the string and <text:line-break/> clears it.<text:line-break/> <text:line-break/> A good test for this is to try it with a GPS receiver <text:line-break/></text:span><text:soft-page-break/><text:span text:style-name="Source_20_Text"> that sends out NMEA 0183 sentences. <text:line-break/> <text:line-break/> Created 9 May 2011<text:line-break/> by Tom Igoe<text:line-break/> <text:line-break/> This example code is in the public domain.<text:line-break/> <text:line-break/> http://www.arduino.cc/en/Tutorial/SerialEvent<text:line-break/> <text:line-break/> */<text:line-break/><text:line-break/>String inputString = "";         // a string to hold incoming data<text:line-break/>boolean stringComplete = false;  // whether the string is complete<text:line-break/><text:line-break/>void setup() {<text:line-break/>  // initialize serial:<text:line-break/>  Serial.begin(9600);<text:line-break/>  pinMode(13, OUTPUT);<text:line-break/>}<text:line-break/><text:line-break/>void loop() {<text:line-break/>  // print the string when a newline arrives:<text:line-break/>  if (stringComplete) {<text:line-break/>    digitalWrite(13, HIGH);<text:line-break/>    delay(10);<text:line-break/>    digitalWrite(13, LOW);<text:line-break/>    //Serial.println(inputString); <text:line-break/>    // clear the string:<text:line-break/>    //inputString = "";<text:line-break/>    stringComplete = false;<text:line-break/>  }<text:line-break/>}<text:line-break/><text:line-break/>/*<text:line-break/>  SerialEvent occurs whenever a new data comes in the<text:line-break/> hardware serial RX.  This routine is run between each<text:line-break/> time loop() runs, so using delay inside loop can delay<text:line-break/> response.  Multiple bytes of data may be available.<text:line-break/> */<text:line-break/>void serialEvent() {<text:line-break/>  while (Serial.available()) {<text:line-break/>    // get the new byte:<text:line-break/>    char inChar = (char)Serial.read(); <text:line-break/>    // add it to the inputString:<text:line-break/>    //inputString += inChar;<text:line-break/>    // if the incoming character is a newline, set a flag<text:line-break/>    // so the main loop can do something about it:<text:line-break/>    if (inChar == '\n') {<text:line-break/>      stringComplete = true;<text:line-break/>    } <text:line-break/>  }<text:line-break/></text:span><text:soft-page-break/><text:span text:style-name="Source_20_Text">}</text:span></text:p>
          <text:p text:style-name="Horizontal_20_Line"/>
          <text:h text:style-name="Heading_20_3" text:outline-level="3">Re: reprap protocol</text:h>
          <text:p text:style-name="P2">Posted: <text:span text:style-name="Strong_20_Emphasis">16 Mar 2012, 01:09</text:span></text:p>
          <text:p text:style-name="P2">by <text:span text:style-name="Strong_20_Emphasis">geoffrey</text:span></text:p>
          <text:p text:style-name="Text_20_body">From Repairable Machines website: "-The machine uses Makerbot Gen3 electronics"<text:line-break/><text:line-break/>There are 2 ways to set up comms:<text:line-break/>According to: <text:a xlink:type="simple" xlink:href="http://64.93.11.3/Cupthing%20MK6%20Drdave%20Web%20Collection%20090411%20V2.pdf">http://64.93.11.3/Cupthing%20MK6%20Drda ... 1%20V2.pdf</text:a><text:line-break/>CupCakeCNC (derivative of MakerBot): </text:p>
          <text:p text:style-name="Quotations">The protocol is RS485, ...</text:p>
          <text:p text:style-name="Text_20_body"><text:line-break/>pretty much the same as RS232, few differences. Communication with the board is through a black RJ45-like connector where only one pair is used for RS485, other pairs of the UTP cable are used for power. <text:line-break/><text:line-break/>But we use the Serial header instead (next to the reset button)... which has the following pinout:<text:line-break/>1 Black GND<text:line-break/>2 Brown CTS#<text:line-break/>3 Red VCC<text:line-break/>4 Orange TXD<text:line-break/>5 Yellow RXD<text:line-break/>6 Green RTS#<text:line-break/><text:line-break/>This is where you connect the FTDI cable on to. The FTDI cable converts USB &gt; TTL.<text:line-break/>MaskedRetriever.com: <text:a xlink:type="simple" xlink:href="http://www.maskedretriever.com/hercules/">http://www.maskedretriever.com/hercules/</text:a></text:p>
          <text:p text:style-name="Quotations">Some thoughts on the serial interface: The fact that all the serial communication is done in ASCII is probably an inefficient design in terms of saving space on the Arduino, but it has the practical upshot that debugging it from the Arduino environment itself is possible. If the baud rate is set correctly, the Arduino Port Sniffer can be used to debug everything except printing files. I recommend this as the method for debugging the hardware because it eliminates all the complexities and assing about one has to do to get, say, the RepRap Client to do work. </text:p>
          <text:p text:style-name="P2"><text:line-break/><text:line-break/>We might be able to Arduino IDE's port sniffer tool (Tools -&gt; Serial Monitor) to send ASCI data over a selected COM-port.</text:p>
          <text:p text:style-name="Horizontal_20_Line"/>
          <text:h text:style-name="Heading_20_3" text:outline-level="3">Re: reprap protocol</text:h>
          <text:p text:style-name="P2">Posted: <text:span text:style-name="Strong_20_Emphasis">16 Mar 2012, 17:47</text:span></text:p>
          <text:p text:style-name="P2">by <text:span text:style-name="Strong_20_Emphasis">geoffrey</text:span></text:p>
          <text:p text:style-name="P2">Okay, got it to work <draw:frame draw:style-name="fr1" draw:name="Afbeeldingen1" text:anchor-type="as-char" svg:width="1.997cm" svg:height="0.998cm" draw:z-index="0"><draw:image xlink:href="http://localhost/minicnc/images/smilies/icon_e_biggrin.gif" xlink:type="simple" xlink:show="embed" xlink:actuate="onLoad"/><svg:title>:D</svg:title></draw:frame> <text:line-break/><text:line-break/><text:soft-page-break/>board receives G codes, stepper motors react even without taking care of ACK signals. I can also display data received from the mainbord, next: send after ACK</text:p>
          <text:p text:style-name="Horizontal_20_Line"/>
          <text:h text:style-name="Heading_20_3" text:outline-level="3">Re: reprap protocol</text:h>
          <text:p text:style-name="P2">Posted: <text:span text:style-name="Strong_20_Emphasis">30 Mar 2012, 23:06</text:span></text:p>
          <text:p text:style-name="P2">by <text:span text:style-name="Strong_20_Emphasis">geoffrey</text:span></text:p>
          <text:p text:style-name="P2">More progress, I'm now able to send more data in an acceptable amount of time, but it is not yet error free <draw:frame draw:style-name="fr1" draw:name="Afbeeldingen2" text:anchor-type="as-char" svg:width="0.318cm" svg:height="0.36cm" draw:z-index="1"><draw:image xlink:href="http://localhost/minicnc/images/smilies/icon_e_biggrin.gif" xlink:type="simple" xlink:show="embed" xlink:actuate="onLoad"/><svg:title>:D</svg:title></draw:frame> <text:line-break/>To much artists at work today @ Timelab, didn't get the chance to test some millings.</text:p>
          <text:p text:style-name="Horizontal_20_Line"/>
        </text:section>
        <text:section text:style-name="Sect1" text:name="page-footer">
          <text:p text:style-name="Standard">All times are UTC [ DST ]<text:line-break/>Page <text:span text:style-name="Strong_20_Emphasis">1</text:span> of <text:span text:style-name="Strong_20_Emphasis">1</text:span></text:p>
          <text:p text:style-name="Standard">Powered by phpBB® Forum Software © phpBB Group<text:line-break/>http://www.phpbb.com/</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2T16:02:58.23</meta:creation-date>
    <meta:document-statistic meta:table-count="0" meta:image-count="2" meta:object-count="0" meta:page-count="8" meta:paragraph-count="30" meta:word-count="1183" meta:character-count="9746" meta:non-whitespace-character-count="6947"/>
    <dc:date>2012-05-22T16:03:54.72</dc:date>
    <meta:editing-duration>PT56S</meta:editing-duration>
    <meta:editing-cycles>1</meta:editing-cycles>
    <meta:generator>LibreOffice/3.4$Win32 LibreOffice_project/340m1$Build-402</meta:generator>
  </office:meta>
</office:document-meta>
</file>